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Pictures/10000000000005E8000007E0E46B26C82D6F4203.jpg" manifest:media-type="image/jpe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5.393cm, 3.006cm, 15.801cm, 3.774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9.211cm" svg:height="20.6cm" svg:x="0.991cm" svg:y="2.291cm">
          <draw:image xlink:href="Pictures/10000000000005E8000007E0E46B26C82D6F4203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2-18T09:47:32.733000000</meta:creation-date>
    <dc:date>2023-10-06T14:47:35.258406564</dc:date>
    <meta:editing-duration>PT4M17S</meta:editing-duration>
    <meta:editing-cycles>7</meta:editing-cycles>
    <meta:generator>LibreOffice/7.5.4.2$MacOSX_AARCH64 LibreOffice_project/36ccfdc35048b057fd9854c757a8b67ec53977b6</meta:generator>
    <meta:document-statistic meta:object-count="1"/>
  </office:meta>
</office:document-meta>
</file>